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Comic Sans MS" style:font-name-complex="Tahoma" fo:font-size="12pt" style:font-size-asian="12pt" style:font-size-complex="12pt"/>
    </style:style>
    <style:style style:name="P2" style:parent-style-name="Normal" style:family="paragraph">
      <style:text-properties style:font-name="Comic Sans MS" style:font-name-complex="Tahoma" fo:font-size="12pt" style:font-size-asian="12pt" style:font-size-complex="12pt"/>
    </style:style>
    <style:style style:name="P3" style:parent-style-name="Normal" style:family="paragraph">
      <style:text-properties style:font-name="Comic Sans MS" style:font-name-complex="Tahoma" fo:font-size="12pt" style:font-size-asian="12pt" style:font-size-complex="12pt"/>
    </style:style>
    <style:style style:name="P4" style:parent-style-name="Normal" style:family="paragraph">
      <style:text-properties style:font-name="Comic Sans MS" style:font-name-complex="Tahoma" fo:font-size="12pt" style:font-size-asian="12pt" style:font-size-complex="12pt"/>
    </style:style>
    <style:style style:name="P5" style:parent-style-name="Normal" style:family="paragraph">
      <style:text-properties style:font-name="Comic Sans MS" style:font-name-complex="Tahoma" fo:font-size="12pt" style:font-size-asian="12pt" style:font-size-complex="12pt"/>
    </style:style>
    <style:style style:name="P6" style:parent-style-name="Normal" style:family="paragraph">
      <style:text-properties style:font-name="Comic Sans MS" style:font-name-complex="Tahoma" fo:font-size="12pt" style:font-size-asian="12pt" style:font-size-complex="12pt"/>
    </style:style>
    <style:style style:name="P7" style:parent-style-name="ListParagraph" style:list-style-name="LFO1" style:family="paragraph">
      <style:text-properties style:font-name="Comic Sans MS" style:font-name-complex="Tahoma" fo:font-size="12pt" style:font-size-asian="12pt" style:font-size-complex="12pt"/>
    </style:style>
    <style:style style:name="P8" style:parent-style-name="ListParagraph" style:list-style-name="LFO1" style:family="paragraph">
      <style:text-properties style:font-name="Comic Sans MS" style:font-name-complex="Tahoma" fo:font-size="12pt" style:font-size-asian="12pt" style:font-size-complex="12pt"/>
    </style:style>
    <style:style style:name="P9" style:parent-style-name="ListParagraph" style:list-style-name="LFO1" style:family="paragraph">
      <style:text-properties style:font-name="Comic Sans MS" style:font-name-complex="Tahoma" fo:font-size="12pt" style:font-size-asian="12pt" style:font-size-complex="12pt"/>
    </style:style>
    <style:style style:name="P10" style:parent-style-name="ListParagraph" style:list-style-name="LFO1" style:family="paragraph">
      <style:text-properties style:font-name="Comic Sans MS" style:font-name-complex="Tahoma" fo:font-size="12pt" style:font-size-asian="12pt" style:font-size-complex="12pt"/>
    </style:style>
    <style:style style:name="P11" style:parent-style-name="ListParagraph" style:list-style-name="LFO1" style:family="paragraph">
      <style:text-properties style:font-name="Comic Sans MS" style:font-name-complex="Tahoma" fo:font-size="12pt" style:font-size-asian="12pt" style:font-size-complex="12pt"/>
    </style:style>
    <style:style style:name="P12" style:parent-style-name="ListParagraph" style:list-style-name="LFO1" style:family="paragraph">
      <style:text-properties style:font-name="Comic Sans MS" style:font-name-complex="Tahoma" fo:font-size="12pt" style:font-size-asian="12pt" style:font-size-complex="12pt"/>
    </style:style>
    <style:style style:name="P13" style:parent-style-name="ListParagraph" style:list-style-name="LFO1" style:family="paragraph"/>
    <style:style style:name="T14" style:parent-style-name="DefaultParagraphFont" style:family="text">
      <style:text-properties style:font-name="Comic Sans MS" style:font-name-complex="Tahoma" fo:font-size="12pt" style:font-size-asian="12pt" style:font-size-complex="12pt"/>
    </style:style>
  </office:automatic-styles>
  <office:body>
    <office:text text:use-soft-page-breaks="true">
      <text:p text:style-name="P1">Home Page</text:p>
      <text:p text:style-name="P2">Who we are<text:s/></text:p>
      <text:p text:style-name="P3">Welcome<text:s/>to Global<text:s/>Services Security Ltd, an upcoming security company offering a<text:s/>unique service to the Security Industry. Working in partnership<text:s/>with our clients, we<text:s/>aim to provide a bespoke and specific facilities to meet the increasing need for highest calibre,<text:s/>cost effective staffing <text:s/>need, we will work together to provide practical and efficient solutions that will match or supplement the working environment of your business.<text:s/>At the same time to provide quality employment opportunities throughout UK.<text:s/>Our security officers not only present the public face of the company, they form the very foundations upon which it is built and therefore their welfare is one of our highest priorities.<text:s/>We employ Staff who has SIA approved training and are thoroughly screened and vetted to BS7858 Standards.</text:p>
      <text:p text:style-name="P4">Through the provision of well trained, highly professional staff that Global Services Security Ltd will continue to provide the highest quality professional services to our clients. Therefore, it is the policy of Global Services Security Ltd<text:s/>to strive to raise highest standards in the Security Industry.</text:p>
      <text:p text:style-name="P5">Why We Are Different</text:p>
      <text:p text:style-name="P6">While we believe that every client is unique, we pride ourselves in seven fundamental principles which are reflected in all areas of our practice. When you choose Global Services Security Ltd to be your service provider, you are assured of the following as standard:</text:p>
      <text:list text:style-name="LFO1" text:continue-numbering="true">
        <text:list-item>
          <text:p text:style-name="P7">Confidence that your business will be protected continuously by a team force you can trust.</text:p>
        </text:list-item>
        <text:list-item>
          <text:p text:style-name="P8">A tailor-made service designed to suit your needs</text:p>
        </text:list-item>
        <text:list-item>
          <text:p text:style-name="P9">Special training for all members of our staff</text:p>
        </text:list-item>
        <text:list-item>
          <text:p text:style-name="P10">A circumspect presence that blends with your existing process working with it, not against it.</text:p>
        </text:list-item>
        <text:list-item>
          <text:p text:style-name="P11">Courteous, presentable and highly trained staff<text:s/></text:p>
        </text:list-item>
        <text:list-item>
          <text:p text:style-name="P12">Positive approach to solving problems</text:p>
        </text:list-item>
        <text:list-item>
          <text:p text:style-name="P13"><text:span text:style-name="T14">Security Managers on call around the cloc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mic Sans MS" svg:font-family="Comic Sans MS" style:font-family-generic="script" style:font-pitch="variable" svg:panose-1="3 15 7 2 3 3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ee</meta:initial-creator>
    <dc:creator>Dee</dc:creator>
    <meta:creation-date>2014-04-22T11:53:00Z</meta:creation-date>
    <dc:date>2014-04-22T15:13:00Z</dc:date>
    <meta:print-date>2014-04-22T14:48:00Z</meta:print-date>
    <meta:template xlink:href="Normal" xlink:type="simple"/>
    <meta:editing-cycles>3</meta:editing-cycles>
    <meta:editing-duration>PT4680S</meta:editing-duration>
    <meta:document-statistic meta:page-count="1" meta:paragraph-count="3" meta:word-count="273" meta:character-count="1828" meta:row-count="12" meta:non-whitespace-character-count="1558"/>
  </office:meta>
</office:document-meta>
</file>